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7" style:family="paragraph" style:parent-style-name="Text_20_body">
      <style:paragraph-properties fo:margin-left="0cm" fo:margin-right="-0.557cm" fo:text-indent="0cm" style:auto-text-indent="false"/>
    </style:style>
    <style:style style:name="P8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font-size="10pt" fo:letter-spacing="-0.007cm" style:font-size-asian="10pt" style:font-name-complex="Arial" style:font-size-complex="10pt"/>
    </style:style>
    <style:style style:name="T3" style:family="text">
      <style:text-properties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yecto de </text:span><text:span text:style-name="T1">Programación</text:span></text:p>
      <text:p text:style-name="P8">C.F.G.S. en Desarrollo de Aplicaciones Web</text:p>
      <text:p text:style-name="P7"/>
      <text:p text:style-name="P1"/>
      <text:p text:style-name="P1"/>
      <text:p text:style-name="P2"><text:span text:style-name="T2">ESTUDIANTE: Juan Fco. Losa Marquez</text:span></text:p>
      <text:p text:style-name="P3"/>
      <text:p text:style-name="P3">DNI: 53234295-J <text:s text:c="15"/></text:p>
      <text:p text:style-name="P4"/>
      <text:p text:style-name="P3"/>
      <text:p text:style-name="P3">Título: </text:p>
      <text:p text:style-name="P4"/>
      <text:p text:style-name="P5"/>
      <text:p text:style-name="P5"/>
      <text:p text:style-name="P5">Breve descripción:</text:p>
      <text:p text:style-name="P6"/>
      <text:p text:style-name="P4"/>
      <text:p text:style-name="P4"/>
      <text:p text:style-name="P4"/>
      <text:p text:style-name="P4"/>
      <text:p text:style-name="P4">Objetivos: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Método de desarrollo, fases del trabajo y fechas de realización:</text:p>
      <text:p text:style-name="P3"/>
      <text:p text:style-name="P6"/>
      <text:p text:style-name="P6"/>
      <text:p text:style-name="P6"/>
      <text:p text:style-name="P6"/>
      <text:p text:style-name="P6"/>
      <text:p text:style-name="P3">Conceptos abarcados (indica para qué piensas utilizar cada cosa):</text:p>
      <text:p text:style-name="P3"/>
      <text:p text:style-name="P3">- Arrays:</text:p>
      <text:p text:style-name="P3">- Estructuras (structs):</text:p>
      <text:p text:style-name="P3">- Clases:</text:p>
      <text:p text:style-name="P3">- Herencia:</text:p>
      <text:p text:style-name="P3">- Redefinición de métodos (virtual/override):</text:p>
      <text:p text:style-name="P3">- Lectura/Escritura en ficheros:</text:p>
      <text:p text:style-name="P3">- Uso de colecciones (listas, diccionarios...):</text:p>
      <text:p text:style-name="P3">- Otros (fechas, propiedades...): </text:p>
      <text:p text:style-name="P3"/>
      <text:p text:style-name="P6"/>
      <text:p text:style-name="P6">Medios a utilizar (librerías, entornos de desarrollo, etc.):</text:p>
      <text:p text:style-name="P6"/>
      <text:p text:style-name="P6"/>
      <text:p text:style-name="P6"/>
      <text:p text:style-name="P6"/>
      <text:p text:style-name="P6"/>
      <text:p text:style-name="P1"/>
      <text:p text:style-name="P6"/>
      <text:p text:style-name="P6"/>
      <text:p text:style-name="P6">San Vicente del Raspeig, a <text:s/>__ <text:s text:c="3"/>de ________ <text:s/>de 20__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cuerpo_20_2" style:display-name="Texto de cuerpo 2" style:family="paragraph" style:parent-style-name="Standard">
      <style:text-properties style:font-name="Arial" fo:font-size="10pt" style:font-size-asian="10pt" style:font-name-complex="Arial"/>
    </style:style>
    <style:style style:name="Footnote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 de PFC</dc:title>
    <meta:initial-creator>Juan José Galiana Merino</meta:initial-creator>
    <meta:creation-date>2012-12-20T13:06:00</meta:creation-date>
    <dc:date>2021-04-07T20:52:21.64</dc:date>
    <meta:editing-cycles>7</meta:editing-cycles>
    <meta:editing-duration>PT12M27S</meta:editing-duration>
    <meta:generator>OpenOffice/4.1.9$Win32 OpenOffice.org_project/419m1$Build-9805</meta:generator>
    <meta:document-statistic meta:table-count="0" meta:image-count="0" meta:object-count="0" meta:page-count="1" meta:paragraph-count="19" meta:word-count="85" meta:character-count="621"/>
    <dc:creator>Juan Fco. Losa Marquez</dc:creator>
  </office:meta>
</office:document-meta>
</file>